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865cm" svg:height="9.005cm" svg:x="2.368cm" svg:y="0.106cm">
            <draw:object draw:notify-on-update-of-ranges="Sheet1.A1:Sheet1.A2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22:23:21.633440661</meta:creation-date>
    <dc:date>2022-07-22T22:28:36.717241100</dc:date>
    <meta:editing-duration>PT5M15S</meta:editing-duration>
    <meta:editing-cycles>1</meta:editing-cycles>
    <meta:document-statistic meta:table-count="1" meta:cell-count="20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866cm" svg:height="9.006cm" xlink:href=".." xlink:type="simple" chart:class="chart:bar" chart:style-name="ch1">
        <chart:legend chart:legend-position="end" svg:x="25.262cm" svg:y="3.955cm" style:legend-expansion="high" chart:style-name="ch2"/>
        <chart:plot-area chart:style-name="ch3" table:cell-range-address="Sheet1.A1:Sheet1.A2000" svg:x="0.616cm" svg:y="-0.021cm" svg:width="29.341cm" svg:height="8.642cm">
          <chartooo:coordinate-region svg:x="1.343cm" svg:y="0.179cm" svg:width="28.614cm" svg:height="7.3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000" chart:class="chart:bar">
            <chart:regression-curve chart:style-name="ch8"/>
            <chart:data-point chart:repeated="2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